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style:font-name="Arial"/>
    </style:style>
    <style:style style:name="P9" style:family="paragraph" style:parent-style-name="Standard" style:list-style-name="L1">
      <style:text-properties style:font-name="Arial"/>
    </style:style>
    <style:style style:name="P10" style:family="paragraph" style:parent-style-name="Standard">
      <style:text-properties style:font-name="Arial" style:text-underline-style="none"/>
    </style:style>
    <style:style style:name="P11" style:family="paragraph" style:parent-style-name="Standard">
      <style:text-properties style:font-name="Arial"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13" style:family="paragraph" style:parent-style-name="Standard">
      <style:text-properties style:font-name="Arial" style:text-underline-style="solid" style:text-underline-width="auto" style:text-underline-color="font-color"/>
    </style:style>
    <style:style style:name="P14"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15"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list-style-name="L2">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loosely based on an EDUCAUSE publication.</text:p>
      <text:p text:style-name="P3"/>
      <text:p text:style-name="P3">Introduction – What is Cloud Computing</text:p>
      <text:p text:style-name="P1"/>
      <text:p text:style-name="P2">What is it?</text:p>
      <text:p text:style-name="P1"/>
      <text:p text:style-name="P1">The best definition that I have come across is the Wikipedia definition - “Cloud Computing is location-independent computing, whereby shared servers provide resources, software, and data to computers and other devices on demand, as with the electricity grid.”</text:p>
      <text:p text:style-name="P1"/>
      <text:p text:style-name="P1">The EDUCAUSE publication defines it as - “the delivery of scalable IT resources over a network or more broadly, the Internet. As opposed to hosting and operating those resources locally, such as on a college or university network.”</text:p>
      <text:p text:style-name="P1"/>
      <text:p text:style-name="P7">John and I tend to disagree with this, and define it much more broadly as anything that doesn't run on a local machine. Aligning ourselves more so with the Wikipedia definition along the location-independent portion of the definition.</text:p>
      <text:p text:style-name="P1"/>
      <text:p text:style-name="P1">Those resources the EDUCAUSE definition is referring to are typically applications and services, as well as the infrastructure on which they operate. This can be things like virtual private servers, grid-computing or storage solutions. </text:p>
      <text:p text:style-name="P1"/>
      <text:p text:style-name="P1">Although this presentation is mainly on local cloud solutions, I'll briefly mention a couple of remote options and their benefits. John will touch on this area a bit more later – mostly to strike fear into you. When those who are familiar with the topic (or at least me) hear the terms cloud or cloud-computing tossed around, the immediately think of Amazon's two big cloud services <text:s/>- S3 (Simple Storage Service) – think of it as a giant hard drive with no size limit, and you are charged based on how much space you use. <text:s/>The second service is - EC2 (Elastic Compute Cloud) which is their Virtual Private Server environment. With this service you can purchase “instances” - essentially servers with different tech specs - <text:s/>and you are charged based on hours your instance is running along with data transferred. </text:p>
      <text:p text:style-name="P1"/>
      <text:p text:style-name="P1">What is so great about these two services for libraries? </text:p>
      <text:p text:style-name="P1"/>
      <text:list xml:id="list955189067" text:style-name="L2">
        <text:list-item>
          <text:p text:style-name="P17">Using S3 as a digital preservation platform is a alternate and albeit much cheaper option than digital preservation services from Portico or OCLC.</text:p>
        </text:list-item>
        <text:list-item>
          <text:p text:style-name="P17">EC2 – Development. Excellent option for libraries that do not have the IT infrastructure or hardware to compensate for development service environments for developing library applications, web sites, etc,. on. <text:line-break/></text:p>
        </text:list-item>
      </text:list>
      <text:p text:style-name="P1">Libraries can purchase and cancel these resources on an as-needed basis and need not worry about hardware and infrastructure issues – capital costs.</text:p>
      <text:p text:style-name="P1"><text:s/></text:p>
      <text:p text:style-name="P1"><text:soft-page-break/></text:p>
      <text:p text:style-name="P2">How does it work?</text:p>
      <text:p text:style-name="P1"/>
      <text:p text:style-name="P1">We have covered the basics of remote cloud-computing – so, now how does local cloud-computing work? The definition is not going to change at all. What really changes is the scale of it all. We still share the same core concept which is virtualization – but we don't not get to share the same budgets as the big players such as Amazon. So no unlimited storage, and choosing beefiest virtual server. We are reliant on the hardware already own or what we can purchase within our budgets.</text:p>
      <text:p text:style-name="P1"/>
      <text:p text:style-name="P1">So, let's say we want to setup a local cloud service similar to Amazon's EC2 environment. This can be accomplished with a single or a few very robust machines, Linux, and virtualization software. John will explain this a bit more later in the talk, but basically the robust physical machines host virtual machines which can be quite customizable. These virtual machines can run services and/or applications required by the library. Services like internal chat, version control and bug tracking, development environments and production websites.</text:p>
      <text:p text:style-name="P1"/>
      <text:p text:style-name="P1">In terms of a similar local cloud service to Amazon's S3, this can be accomplished with a couple of servers and storage arrays. The physical storage arrays and hard-drives can be added as needed, and the space virtualized and shared to those who require it.</text:p>
      <text:p text:style-name="P1"/>
      <text:p text:style-name="P1"/>
      <text:p text:style-name="P2">Who is doing it?</text:p>
      <text:p text:style-name="P1"/>
      <text:p text:style-name="P1">According to the EDUCAUSE document, “Cloud and cloud-like solutions appear to be widespread and growing in higher education, though in relatively focused areas, such as student e-mail.”</text:p>
      <text:p text:style-name="P1"/>
      <text:p text:style-name="P1">More library focused, the is a significant increase in the amount of remote cloud usage. I am aware of quite a number of colleagues taking advantage of Amazon's EC2 services to do rapid prototyping and proof of concept projects for their libraries. Additionally, Amazon's S3 service is now becoming a viable alternative as a digital preservation service, or at the very least a fair choice for an off-site backup.</text:p>
      <text:p text:style-name="P1"/>
      <text:p text:style-name="P1">As for local cloud services in libraries. John and I were not able to complete a survey of libraries using local cloud services. I would presume that there are a quite a few library IT departments, and/or developers using virtualized machines. Hopefully we will find out more from the audience on the Q&amp;A/discussion portion at the end. </text:p>
      <text:p text:style-name="P1"/>
      <text:p text:style-name="P1"/>
      <text:p text:style-name="P1">This wraps up our little introduction. Now John is going to scare the be-jesus out of you all regarding remote cloud-computing.</text:p>
      <text:p text:style-name="P5"/>
      <text:p text:style-name="P5"/>
      <text:p text:style-name="P1"/>
      <text:p text:style-name="P1"/>
      <text:p text:style-name="P1"/>
      <text:p text:style-name="P1"/>
      <text:p text:style-name="P3"><text:soft-page-break/>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 painful seg faults. Nodes sporadically dropped out of the cloud because they were taking too long to answer – without throwing any departments or any single person under the bus, our network topography is pretty bad. It ran slow – albeit faster than the single machine running the mogrify script, but slow -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6"/>
      <text:p text:style-name="P12">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2:49:27</meta:creation-date>
    <meta:editing-duration>P0D</meta:editing-duration>
    <meta:editing-cycles>1</meta:editing-cycles>
    <meta:generator>LibreOffice/3.3$Unix OpenOffice.org_project/330m7$Build-9526</meta:generator>
    <meta:document-statistic meta:table-count="0" meta:image-count="0" meta:object-count="0" meta:page-count="3" meta:paragraph-count="30" meta:word-count="1440" meta:character-count="8430"/>
  </office:meta>
</office:document-meta>
</file>